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Default_20_Text" style:list-style-name="L1">
      <style:text-properties officeooo:paragraph-rsid="001a5c33"/>
    </style:style>
    <style:style style:name="P2" style:family="paragraph" style:parent-style-name="Default_20_Text" style:list-style-name="L1">
      <style:text-properties officeooo:rsid="001a5c33" officeooo:paragraph-rsid="001a5c33"/>
    </style:style>
    <style:style style:name="P3" style:family="paragraph" style:parent-style-name="Default_20_Text" style:list-style-name="L2">
      <style:text-properties officeooo:rsid="001a5c33" officeooo:paragraph-rsid="001a5c33"/>
    </style:style>
    <style:style style:name="T1" style:family="text">
      <style:text-properties officeooo:rsid="001a5c33"/>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
      <text:h text:style-name="Heading_20_1" text:outline-level="1">Sections</text:h>
      <text:p text:style-name="Default_20_Text"/>
      <text:p text:style-name="Default_20_Text">This document lists all possible usages of sections.</text:p>
      <text:p text:style-name="Default_20_Text"/>
      <text:section text:style-name="Sect1" text:name="Section1">
        <text:p text:style-name="Default_20_Text">This is a section. It contains only text. Very simple.</text:p>
        <text:p text:style-name="Default_20_Text"/>
        <text:list xml:id="list8761218302099856768" text:style-name="L1">
          <text:list-item>
            <text:p text:style-name="P2">First item</text:p>
          </text:list-item>
          <text:list-item>
            <text:p text:style-name="P1"><text:span text:style-name="T1">second item</text:span> </text:p>
          </text:list-item>
        </text:list>
        <text:list xml:id="list5871621374152584690" text:style-name="L2">
          <text:list-item>
            <text:list>
              <text:list-item>
                <text:p text:style-name="P3">second level a</text:p>
              </text:list-item>
              <text:list-item>
                <text:p text:style-name="P3">second level b</text:p>
              </text:list-item>
              <text:list-item>
                <text:p text:style-name="P3">second level c</text:p>
              </text:list-item>
            </text:list>
          </text:list-item>
        </text:list>
        <text:list xml:id="list162353319001173" text:continue-list="list8761218302099856768" text:style-name="L1">
          <text:list-item>
            <text:p text:style-name="P2">thrid item</text:p>
          </text:list-item>
        </text:list>
        <text:p text:style-name="Default_20_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宋体" style:font-size-asian="12pt" style:language-asian="zh" style:country-asian="CN"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Default_20_Text" style:next-style-name="Text_20_Body_20_Single" style:class="chapter">
      <style:paragraph-properties fo:margin-top="0.423cm" fo:margin-bottom="0.212cm" loext:contextual-spacing="false" fo:keep-with-next="always"/>
      <style:text-properties style:font-name="Arial1" fo:font-family="Arial" style:font-family-generic="swiss" style:font-pitch="variable" fo:font-size="14pt" style:font-name-asian="宋体" style:font-family-asian="宋体" style:font-family-generic-asian="system" style:font-pitch-asian="variable" style:font-size-asian="14pt" style:font-name-complex="Tahoma" style:font-family-complex="Tahoma" style:font-family-generic-complex="system" style:font-pitch-complex="variable" style:font-size-complex="14pt"/>
    </style:style>
    <style:style style:name="Text_20_Body_20_Single" style:display-name="Text Body Single" style:family="paragraph" style:parent-style-name="Default_20_Text" style:class="text">
      <style:paragraph-properties fo:margin-top="0cm" fo:margin-bottom="0.212cm" loext:contextual-spacing="false"/>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_20_Single" style:class="list">
      <style:text-properties style:font-name-complex="Tahoma1" style:font-family-complex="Tahoma"/>
    </style:style>
    <style:style style:name="Caption" style:family="paragraph" style:parent-style-name="Default_20_Text"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Default_20_Text"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Default_20_Text"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Default_20_Text" style:next-style-name="Text_20_Body_20_Single"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_20_Single" style:class="extra"/>
    <style:style style:name="Figure" style:family="paragraph" style:parent-style-name="Caption"/>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section text:style-name="MSect1" text:name="FooterSection">
          <text:p text:style-name="Footer">This is a section in footer</text:p>
          <text:p text:style-name="Footer">This is the end of section in footer</text:p>
        </text:section>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1-19T10:08:17.13</meta:creation-date>
    <dc:date>2016-05-26T16:23:52.937000000</dc:date>
    <meta:editing-duration>PT3M36S</meta:editing-duration>
    <meta:editing-cycles>17</meta:editing-cycles>
    <meta:generator>LibreOffice/5.0.2.2$Windows_x86 LibreOffice_project/37b43f919e4de5eeaca9b9755ed688758a8251fe</meta:generator>
    <meta:document-statistic meta:table-count="0" meta:image-count="0" meta:object-count="0" meta:page-count="1" meta:paragraph-count="11" meta:word-count="54" meta:character-count="260" meta:non-whitespace-character-count="222"/>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meta:user-defined meta:name="信息 1"/>
    <meta:user-defined meta:name="信息 2"/>
    <meta:user-defined meta:name="信息 3"/>
    <meta:user-defined meta:name="信息 4" meta:value-type="string"/>
  </office:meta>
</office:document-meta>
</file>